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apting a fresh Debian BeagleBone Black for use in my networks.</text:p>
      <text:p text:style-name="Standard"/>
      <text:p text:style-name="Standard"/>
      <text:p text:style-name="Standard"/>
      <text:list xml:id="list6309808545996025999" text:style-name="L1">
        <text:list-item>
          <text:p text:style-name="P1">Default user/pw is debian/temppwd.</text:p>
        </text:list-item>
        <text:list-item>
          <text:p text:style-name="P1">Sudo apt-get update, sudo apt-get upgrade</text:p>
        </text:list-item>
        <text:list-item>
          <text:p text:style-name="P1">sudo dpkg-reconfigure tzdata; Pacific-new</text:p>
        </text:list-item>
        <text:list-item>
          <text:p text:style-name="P1">sudo apt-get install mg</text:p>
        </text:list-item>
        <text:list-item>
          <text:p text:style-name="P1">change /etc/hostname to new name</text:p>
        </text:list-item>
        <text:list-item>
          <text:p text:style-name="P1">ifconfig -&gt; add MAC &amp; IP to /etc/dnsmasq.dhcp-hostsfile on corvus 9. <text:s/></text:p>
        </text:list-item>
        <text:list-item>
          <text:p text:style-name="P1">adduser logan, adduser logan sudo</text:p>
        </text:list-item>
        <text:list-item>
          <text:p text:style-name="P1">put a copy of authorized_keys in ~/.ssh/</text:p>
        </text:list-item>
        <text:list-item>
          <text:p text:style-name="P1">change the ssh port in /etc/sshd_config to something unique (eg, 22xxx)</text:p>
        </text:list-item>
        <text:list-item>
          <text:p text:style-name="P1"/>
        </text:list-item>
        <text:list-item>
          <text:p text:style-name="P1">Add MAC to wap if this host needs wifi access to a limited network.</text:p>
        </text:list-item>
        <text:list-item>
          <text:p text:style-name="P1">Add MAC and port forwarding to secondary router if need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05T15:02:58</meta:creation-date>
    <meta:editing-duration>PT1M9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1" meta:paragraph-count="12" meta:word-count="103" meta:character-count="596"/>
    <dc:date>2014-10-05T18:05:43</dc:date>
    <dc:creator>Doug Johnson</dc:creator>
    <meta:user-defined meta:name="Info 1"/>
    <meta:user-defined meta:name="Info 2"/>
    <meta:user-defined meta:name="Info 3"/>
    <meta:user-defined meta:name="Info 4"/>
  </office:meta>
</office:document-meta>
</file>